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867dd" officeooo:paragraph-rsid="000867dd"/>
    </style:style>
    <style:style style:name="P2" style:family="paragraph" style:parent-style-name="Standard" style:list-style-name="L1">
      <style:text-properties officeooo:rsid="000867dd" officeooo:paragraph-rsid="000867dd"/>
    </style:style>
    <style:style style:name="P3" style:family="paragraph" style:parent-style-name="Standard" style:list-style-name="L1">
      <style:text-properties officeooo:rsid="000a490e" officeooo:paragraph-rsid="000a490e"/>
    </style:style>
    <style:style style:name="P4" style:family="paragraph" style:parent-style-name="Standard" style:list-style-name="L1">
      <style:text-properties officeooo:rsid="000b302f" officeooo:paragraph-rsid="000b302f"/>
    </style:style>
    <style:style style:name="P5" style:family="paragraph" style:parent-style-name="Standard" style:list-style-name="L1">
      <style:text-properties officeooo:rsid="000bbe5d" officeooo:paragraph-rsid="000bbe5d"/>
    </style:style>
    <style:style style:name="P6" style:family="paragraph" style:parent-style-name="Standard" style:list-style-name="L1">
      <style:text-properties officeooo:rsid="000c5f33" officeooo:paragraph-rsid="000c5f33"/>
    </style:style>
    <style:style style:name="P7" style:family="paragraph" style:parent-style-name="Standard">
      <style:text-properties officeooo:rsid="000c5f33" officeooo:paragraph-rsid="000c5f3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sics of progrmming</text:p>
      <text:list xml:id="list1638226548" text:style-name="L1">
        <text:list-item>
          <text:p text:style-name="P2">variables:</text:p>
          <text:list>
            <text:list-item>
              <text:p text:style-name="P2">just like in a mathematical equation a variable holds data, in a computer program a variable holds data</text:p>
            </text:list-item>
            <text:list-item>
              <text:p text:style-name="P2">used so that the computer and the developer are both on the same page so as to what is being referenced to in the code – variable name is the memory location identifier for the interpretor.</text:p>
            </text:list-item>
          </text:list>
        </text:list-item>
        <text:list-item>
          <text:p text:style-name="P2">Data types:</text:p>
          <text:list>
            <text:list-item>
              <text:p text:style-name="P2">serves 2 purposes: </text:p>
              <text:list>
                <text:list-item>
                  <text:p text:style-name="P2">identify the type of data being referenced by the variable</text:p>
                </text:list-item>
                <text:list-item>
                  <text:p text:style-name="P2">allocate memory as per the type of data it will be holding</text:p>
                </text:list-item>
              </text:list>
            </text:list-item>
            <text:list-item>
              <text:p text:style-name="P2">two types:</text:p>
              <text:list>
                <text:list-item>
                  <text:p text:style-name="P2">primitive/ system defined:</text:p>
                  <text:list>
                    <text:list-item>
                      <text:p text:style-name="P3">most basic data types</text:p>
                    </text:list-item>
                  </text:list>
                </text:list-item>
                <text:list-item>
                  <text:p text:style-name="P3">user defined:</text:p>
                  <text:list>
                    <text:list-item>
                      <text:p text:style-name="P3">mostly a combination of system defined data types commming together to become a custom data typ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">Data Structures:</text:p>
          <text:list>
            <text:list-item>
              <text:p text:style-name="P3">particular way of storing and organizing the data</text:p>
            </text:list-item>
            <text:list-item>
              <text:p text:style-name="P3">this helps to reach to the required data easily and thus with the manipulation</text:p>
            </text:list-item>
            <text:list-item>
              <text:p text:style-name="P3">Two types:</text:p>
              <text:list>
                <text:list-item>
                  <text:p text:style-name="P3">Linear Data Structures:</text:p>
                  <text:list>
                    <text:list-item>
                      <text:p text:style-name="P3">elements are accessed in a sequential manner but not necessarily stored in the a sequential manner.<text:tab/></text:p>
                    </text:list-item>
                  </text:list>
                </text:list-item>
                <text:list-item>
                  <text:p text:style-name="P3">Non-linear Data Structures:</text:p>
                  <text:list>
                    <text:list-item>
                      <text:p text:style-name="P3">elements are accessed and stored non-sequentially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">Abstract Data Types:</text:p>
          <text:list>
            <text:list-item>
              <text:p text:style-name="P4">combination of data structures and their oprations is known as abstract data type</text:p>
            </text:list-item>
            <text:list-item>
              <text:p text:style-name="P4">Two parts:</text:p>
              <text:list>
                <text:list-item>
                  <text:p text:style-name="P4">declaration of data</text:p>
                </text:list-item>
                <text:list-item>
                  <text:p text:style-name="P4">declaration of operations</text:p>
                </text:list-item>
              </text:list>
            </text:list-item>
          </text:list>
        </text:list-item>
        <text:list-item>
          <text:p text:style-name="P4">Algorithms:</text:p>
          <text:list>
            <text:list-item>
              <text:p text:style-name="P4">step by step unambiguous instructions to solve a problem.</text:p>
            </text:list-item>
            <text:list-item>
              <text:p text:style-name="P5">Analysis of algorithms:</text:p>
              <text:list>
                <text:list-item>
                  <text:p text:style-name="P5">the comparision of algorithms on the basis of excution time and othe factors such as memory and developer effort etc.</text:p>
                </text:list-item>
                <text:list-item>
                  <text:p text:style-name="P5">Run time analysis:</text:p>
                  <text:list>
                    <text:list-item>
                      <text:p text:style-name="P5">plotting a graph of increase in execution time based on size of input to process</text:p>
                    </text:list-item>
                    <text:list-item>
                      <text:p text:style-name="P5">size of input depends upon:</text:p>
                      <text:list>
                        <text:list-item>
                          <text:p text:style-name="P5">size of the collection</text:p>
                        </text:list-item>
                        <text:list-item>
                          <text:p text:style-name="P5">polynomial degree of the collection</text:p>
                        </text:list-item>
                        <text:list-item>
                          <text:p text:style-name="P5">number of elements in a matrix</text:p>
                        </text:list-item>
                        <text:list-item>
                          <text:p text:style-name="P5">number of bits consumed in the representation of the input</text:p>
                        </text:list-item>
                        <text:list-item>
                          <text:p text:style-name="P5">number of vertical edges in the graphs</text:p>
                        </text:list-item>
                      </text:list>
                    </text:list-item>
                  </text:list>
                </text:list-item>
                <text:list-item>
                  <text:p text:style-name="P6">Comparision of algorithms:</text:p>
                  <text:list>
                    <text:list-item>
                      <text:p text:style-name="P6">Execution time: time taken to execute the sinnpet to solve a particular problem</text:p>
                    </text:list-item>
                    <text:list-item>
                      <text:p text:style-name="P6">number of statements executed</text:p>
                    </text:list-item>
                    <text:list-item>
                      <text:p text:style-name="P6">ideal method: representing the execution time as a function of the size of the input varing with the number and the type of instruction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8T12:51:40.892199150</meta:creation-date>
    <dc:date>2020-02-09T08:01:20.572456180</dc:date>
    <meta:editing-duration>PT18H16M48S</meta:editing-duration>
    <meta:editing-cycles>1</meta:editing-cycles>
    <meta:document-statistic meta:table-count="0" meta:image-count="0" meta:object-count="0" meta:page-count="1" meta:paragraph-count="42" meta:word-count="362" meta:character-count="1968" meta:non-whitespace-character-count="1686"/>
    <meta:generator>LibreOffice/6.0.7.3$Linux_X86_64 LibreOffice_project/00m0$Build-3</meta:generator>
  </office:meta>
</office:document-meta>
</file>